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327in"/>
    </style:style>
    <style:style style:name="co10" style:family="table-column">
      <style:table-column-properties fo:break-before="auto" style:column-width="1.0799in"/>
    </style:style>
    <style:style style:name="co11" style:family="table-column">
      <style:table-column-properties fo:break-before="auto" style:column-width="1.3098in"/>
    </style:style>
    <style:style style:name="co12" style:family="table-column">
      <style:table-column-properties fo:break-before="auto" style:column-width="1.6772in"/>
    </style:style>
    <style:style style:name="co13" style:family="table-column">
      <style:table-column-properties fo:break-before="auto" style:column-width="1.3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teelheadB1-LengthWeig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atchery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FishI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Mean_k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gma with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Sdpooled</text:p>
          </table:table-cell>
          <table:table-cell office:value-type="string" calcext:value-type="string">
            <text:p>cohens d</text:p>
          </table:table-cell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.9</text:p>
          </table:table-cell>
          <table:table-cell table:formula="of:=(100*[.G2])/(([.F2]/10)^3)" office:value-type="float" office:value="0.866859944328328" calcext:value-type="float">
            <text:p>0.87</text:p>
          </table:table-cell>
          <table:table-cell/>
          <table:table-cell office:value-type="string" calcext:value-type="string">
            <text:p>Injection and bath</text:p>
          </table:table-cell>
          <table:table-cell table:formula="of:=AVERAGE([.$H$2:.$H$76])" office:value-type="float" office:value="1.03889156360678" calcext:value-type="float">
            <text:p>1.03889156360678</text:p>
          </table:table-cell>
          <table:table-cell table:formula="of:=COM.MICROSOFT.STDEV.S([.$H$2:.$H$76])" office:value-type="float" office:value="0.0978934643755767" calcext:value-type="float">
            <text:p>0.0978934643755767</text:p>
          </table:table-cell>
          <table:table-cell table:formula="of:=COUNTA([.$H$2:.$H$76])" office:value-type="float" office:value="75" calcext:value-type="float">
            <text:p>75</text:p>
          </table:table-cell>
          <table:table-cell/>
          <table:table-cell table:formula="of:=AVERAGE([.L2:.L5])" office:value-type="float" office:value="0.0931017771742368" calcext:value-type="float">
            <text:p>0.0931017771742368</text:p>
          </table:table-cell>
          <table:table-cell office:value-type="float" office:value="1.96" calcext:value-type="float">
            <text:p>1.96</text:p>
          </table:table-cell>
          <table:table-cell table:formula="of:=([.P2]*[.O2])/SQRT([.R2])" office:value-type="float" office:value="0.105354578782613" calcext:value-type="float">
            <text:p>0.10535457878261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jection-control</text:p>
          </table:table-cell>
          <table:table-cell table:formula="of:=SQRT(([.L4]^2+[.L5]^2)/2)" office:value-type="float" office:value="0.0971253213918461" calcext:value-type="float">
            <text:p>0.0971253213918461</text:p>
          </table:table-cell>
          <table:table-cell table:formula="of:=([.K4]-[.K5])/[.U2]" office:value-type="float" office:value="0.606521650434315" calcext:value-type="float">
            <text:p>0.606521650434315</text:p>
          </table:table-cell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3])/(([.F3]/10)^3)" office:value-type="float" office:value="1.04" calcext:value-type="float">
            <text:p>1.04</text:p>
          </table:table-cell>
          <table:table-cell/>
          <table:table-cell office:value-type="string" calcext:value-type="string">
            <text:p>Bath only</text:p>
          </table:table-cell>
          <table:table-cell table:formula="of:=AVERAGE([.$H$77:.$H$151])" office:value-type="float" office:value="1.03721667343267" calcext:value-type="float">
            <text:p>1.03721667343267</text:p>
          </table:table-cell>
          <table:table-cell table:formula="of:=COM.MICROSOFT.STDEV.S([.$H$77:.$H$151])" office:value-type="float" office:value="0.0804756236964885" calcext:value-type="float">
            <text:p>0.0804756236964885</text:p>
          </table:table-cell>
          <table:table-cell table:formula="of:=COUNTA([.$H$77:.$H$151])" office:value-type="float" office:value="75" calcext:value-type="float">
            <text:p>75</text:p>
          </table:table-cell>
          <table:table-cell table:number-columns-repeated="8"/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4])/(([.F4]/10)^3)" office:value-type="float" office:value="1.04" calcext:value-type="float">
            <text:p>1.04</text:p>
          </table:table-cell>
          <table:table-cell/>
          <table:table-cell office:value-type="string" calcext:value-type="string">
            <text:p>Injection only</text:p>
          </table:table-cell>
          <table:table-cell table:formula="of:=AVERAGE([.$H$152:.$H$226])" office:value-type="float" office:value="1.08095773504706" calcext:value-type="float">
            <text:p>1.08095773504706</text:p>
          </table:table-cell>
          <table:table-cell table:formula="of:=COM.MICROSOFT.STDEV.S([.$H$152:.$H$226])" office:value-type="float" office:value="0.101562103252706" calcext:value-type="float">
            <text:p>0.101562103252706</text:p>
          </table:table-cell>
          <table:table-cell table:formula="of:=COUNTA([.$H$152:.$H$226])" office:value-type="float" office:value="75" calcext:value-type="float">
            <text:p>75</text:p>
          </table:table-cell>
          <table:table-cell table:number-columns-repeated="8"/>
          <table:table-cell table:formula="of:=[.V3]^2" office:value-type="float" office:value="0.091809" calcext:value-type="float">
            <text:p>0.091809</text:p>
          </table:table-cell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.4" calcext:value-type="float">
            <text:p>1.4</text:p>
          </table:table-cell>
          <table:table-cell table:formula="of:=(100*[.G5])/(([.F5]/10)^3)" office:value-type="float" office:value="1.18998036532397" calcext:value-type="float">
            <text:p>1.19</text:p>
          </table:table-cell>
          <table:table-cell/>
          <table:table-cell office:value-type="string" calcext:value-type="string">
            <text:p>Control</text:p>
          </table:table-cell>
          <table:table-cell table:formula="of:=AVERAGE([.$H$227:.$H$301])" office:value-type="float" office:value="1.02204912481751" calcext:value-type="float">
            <text:p>1.02204912481751</text:p>
          </table:table-cell>
          <table:table-cell table:formula="of:=COM.MICROSOFT.STDEV.S([.$H$227:.$H$301])" office:value-type="float" office:value="0.0924759173721762" calcext:value-type="float">
            <text:p>0.0924759173721762</text:p>
          </table:table-cell>
          <table:table-cell table:formula="of:=COUNTA([.$H$227:.$H$301])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6])/(([.F6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table:formula="of:=(100*[.G7])/(([.F7]/10)^3)" office:value-type="float" office:value="1.12" calcext:value-type="float">
            <text:p>1.1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.9</text:p>
          </table:table-cell>
          <table:table-cell table:formula="of:=(100*[.G8])/(([.F8]/10)^3)" office:value-type="float" office:value="0.764987377708268" calcext:value-type="float">
            <text:p>0.7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.6" calcext:value-type="float">
            <text:p>1.6</text:p>
          </table:table-cell>
          <table:table-cell table:formula="of:=(100*[.G9])/(([.F9]/10)^3)" office:value-type="float" office:value="1.13791533909877" calcext:value-type="float">
            <text:p>1.14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Mean_length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gma with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Sdpooled</text:p>
          </table:table-cell>
          <table:table-cell office:value-type="string" calcext:value-type="string">
            <text:p>cohens d</text:p>
          </table:table-cell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.4" calcext:value-type="float">
            <text:p>1.4</text:p>
          </table:table-cell>
          <table:table-cell table:formula="of:=(100*[.G10])/(([.F10]/10)^3)" office:value-type="float" office:value="0.940373596996178" calcext:value-type="float">
            <text:p>0.94</text:p>
          </table:table-cell>
          <table:table-cell/>
          <table:table-cell office:value-type="string" calcext:value-type="string">
            <text:p>Injection and bath</text:p>
          </table:table-cell>
          <table:table-cell table:formula="of:=AVERAGE([.$F$2:.$F$76])" office:value-type="float" office:value="49.5333333333333" calcext:value-type="float">
            <text:p>49.5333333333333</text:p>
          </table:table-cell>
          <table:table-cell table:formula="of:=COM.MICROSOFT.STDEV.S([.$F$2:.$F$76])" office:value-type="float" office:value="2.94697890808276" calcext:value-type="float">
            <text:p>2.94697890808276</text:p>
          </table:table-cell>
          <table:table-cell table:formula="of:=COUNTA([.$F$2:.$F$76])" office:value-type="float" office:value="75" calcext:value-type="float">
            <text:p>75</text:p>
          </table:table-cell>
          <table:table-cell/>
          <table:table-cell table:formula="of:=AVERAGE([.L10:.L13])" office:value-type="float" office:value="3.64739952540078" calcext:value-type="float">
            <text:p>3.64739952540078</text:p>
          </table:table-cell>
          <table:table-cell office:value-type="float" office:value="1.96" calcext:value-type="float">
            <text:p>1.96</text:p>
          </table:table-cell>
          <table:table-cell table:formula="of:=([.P10]*[.O10])/SQRT([.R10])" office:value-type="float" office:value="4.12742111175121" calcext:value-type="float">
            <text:p>4.127421111751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jection-control</text:p>
          </table:table-cell>
          <table:table-cell table:formula="of:=SQRT(([.L12]^2+[.L13]^2)/2)" office:value-type="float" office:value="3.64360478864762" calcext:value-type="float">
            <text:p>3.64360478864762</text:p>
          </table:table-cell>
          <table:table-cell table:formula="of:=([.K12]-[.K13])/[.U10]" office:value-type="float" office:value="0.0182968984107103" calcext:value-type="float">
            <text:p>0.0182968984107103</text:p>
          </table:table-cell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.3" calcext:value-type="float">
            <text:p>1.3</text:p>
          </table:table-cell>
          <table:table-cell table:formula="of:=(100*[.G11])/(([.F11]/10)^3)" office:value-type="float" office:value="0.980015227928926" calcext:value-type="float">
            <text:p>0.98</text:p>
          </table:table-cell>
          <table:table-cell/>
          <table:table-cell office:value-type="string" calcext:value-type="string">
            <text:p>Bath only</text:p>
          </table:table-cell>
          <table:table-cell table:formula="of:=AVERAGE([.$F$77:.$F$151])" office:value-type="float" office:value="49.4933333333333" calcext:value-type="float">
            <text:p>49.4933333333333</text:p>
          </table:table-cell>
          <table:table-cell table:formula="of:=COM.MICROSOFT.STDEV.S([.$F$77:.$F$151])" office:value-type="float" office:value="4.36315449154819" calcext:value-type="float">
            <text:p>4.36315449154819</text:p>
          </table:table-cell>
          <table:table-cell table:formula="of:=COUNTA([.$F$77:.$F$151])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table:formula="of:=(100*[.G12])/(([.F12]/10)^3)" office:value-type="float" office:value="0.995675921711425" calcext:value-type="float">
            <text:p>1.00</text:p>
          </table:table-cell>
          <table:table-cell/>
          <table:table-cell office:value-type="string" calcext:value-type="string">
            <text:p>Injection only</text:p>
          </table:table-cell>
          <table:table-cell table:formula="of:=AVERAGE([.$F$152:.$F$226])" office:value-type="float" office:value="49.0266666666667" calcext:value-type="float">
            <text:p>49.0266666666667</text:p>
          </table:table-cell>
          <table:table-cell table:formula="of:=COM.MICROSOFT.STDEV.S([.$F$152:.$F$226])" office:value-type="float" office:value="3.47179108434441" calcext:value-type="float">
            <text:p>3.47179108434441</text:p>
          </table:table-cell>
          <table:table-cell table:formula="of:=COUNTA([.$F$152:.$F$226])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13])/(([.F13]/10)^3)" office:value-type="float" office:value="1.0594954875124" calcext:value-type="float">
            <text:p>1.06</text:p>
          </table:table-cell>
          <table:table-cell/>
          <table:table-cell office:value-type="string" calcext:value-type="string">
            <text:p>Control</text:p>
          </table:table-cell>
          <table:table-cell table:formula="of:=AVERAGE([.$F$227:.$F$301])" office:value-type="float" office:value="48.96" calcext:value-type="float">
            <text:p>48.96</text:p>
          </table:table-cell>
          <table:table-cell table:formula="of:=COM.MICROSOFT.STDEV.S([.$F$227:.$F$301])" office:value-type="float" office:value="3.80767361762775" calcext:value-type="float">
            <text:p>3.80767361762775</text:p>
          </table:table-cell>
          <table:table-cell table:formula="of:=COUNTA([.$F$227:.$F$301])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(100*[.G14])/(([.F14]/10)^3)" office:value-type="float" office:value="1.02736911317498" calcext:value-type="float">
            <text:p>1.0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.2" calcext:value-type="float">
            <text:p>1.2</text:p>
          </table:table-cell>
          <table:table-cell table:formula="of:=(100*[.G15])/(([.F15]/10)^3)" office:value-type="float" office:value="0.904629441165163" calcext:value-type="float">
            <text:p>0.9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table:formula="of:=(100*[.G16])/(([.F16]/10)^3)" office:value-type="float" office:value="1.07471268228135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17])/(([.F17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.8</text:p>
          </table:table-cell>
          <table:table-cell table:formula="of:=(100*[.G18])/(([.F18]/10)^3)" office:value-type="float" office:value="1.08189331329827" calcext:value-type="float">
            <text:p>1.0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19])/(([.F19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.3" calcext:value-type="float">
            <text:p>1.3</text:p>
          </table:table-cell>
          <table:table-cell table:formula="of:=(100*[.G20])/(([.F20]/10)^3)" office:value-type="float" office:value="0.980015227928926" calcext:value-type="float">
            <text:p>0.9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table:formula="of:=(100*[.G21])/(([.F21]/10)^3)" office:value-type="float" office:value="1.08506944444444" calcext:value-type="float">
            <text:p>1.0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table:formula="of:=(100*[.G22])/(([.F22]/10)^3)" office:value-type="float" office:value="1.0667956304051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(100*[.G23])/(([.F23]/10)^3)" office:value-type="float" office:value="0.569424198250729" calcext:value-type="float">
            <text:p>0.5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(100*[.G24])/(([.F24]/10)^3)" office:value-type="float" office:value="1.20210368144252" calcext:value-type="float">
            <text:p>1.2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.4" calcext:value-type="float">
            <text:p>1.4</text:p>
          </table:table-cell>
          <table:table-cell table:formula="of:=(100*[.G25])/(([.F25]/10)^3)" office:value-type="float" office:value="0.940373596996178" calcext:value-type="float">
            <text:p>0.9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.5" calcext:value-type="float">
            <text:p>1.5</text:p>
          </table:table-cell>
          <table:table-cell table:formula="of:=(100*[.G26])/(([.F26]/10)^3)" office:value-type="float" office:value="1.00754313963876" calcext:value-type="float">
            <text:p>1.0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table:formula="of:=(100*[.G27])/(([.F27]/10)^3)" office:value-type="float" office:value="0.987654320987654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table:formula="of:=(100*[.G28])/(([.F28]/10)^3)" office:value-type="float" office:value="1.09375" calcext:value-type="float">
            <text:p>1.0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(100*[.G29])/(([.F29]/10)^3)" office:value-type="float" office:value="1.09739368998628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.1" calcext:value-type="float">
            <text:p>1.1</text:p>
          </table:table-cell>
          <table:table-cell table:formula="of:=(100*[.G30])/(([.F30]/10)^3)" office:value-type="float" office:value="1.13010602449248" calcext:value-type="float">
            <text:p>1.1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31])/(([.F31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table:formula="of:=(100*[.G32])/(([.F32]/10)^3)" office:value-type="float" office:value="1.0667956304051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33])/(([.F33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100*[.G34])/(([.F34]/10)^3)" office:value-type="float" office:value="0.963177715920364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.3" calcext:value-type="float">
            <text:p>1.3</text:p>
          </table:table-cell>
          <table:table-cell table:formula="of:=(100*[.G35])/(([.F35]/10)^3)" office:value-type="float" office:value="0.924556213017751" calcext:value-type="float">
            <text:p>0.9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36])/(([.F36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table:formula="of:=(100*[.G37])/(([.F37]/10)^3)" office:value-type="float" office:value="1.01998317027769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table:formula="of:=(100*[.G38])/(([.F38]/10)^3)" office:value-type="float" office:value="0.924632201857484" calcext:value-type="float">
            <text:p>0.9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table:formula="of:=(100*[.G39])/(([.F39]/10)^3)" office:value-type="float" office:value="1.07471268228135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40])/(([.F40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41])/(([.F41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42])/(([.F42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table:formula="of:=(100*[.G43])/(([.F43]/10)^3)" office:value-type="float" office:value="1.14311842706904" calcext:value-type="float">
            <text:p>1.1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44])/(([.F44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table:formula="of:=(100*[.G45])/(([.F45]/10)^3)" office:value-type="float" office:value="1.08506944444444" calcext:value-type="float">
            <text:p>1.0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table:formula="of:=(100*[.G46])/(([.F46]/10)^3)" office:value-type="float" office:value="1.2" calcext:value-type="float">
            <text:p>1.2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100*[.G47])/(([.F47]/10)^3)" office:value-type="float" office:value="0.963177715920364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.3</text:p>
          </table:table-cell>
          <table:table-cell table:formula="of:=(100*[.G48])/(([.F48]/10)^3)" office:value-type="float" office:value="1.17549189814815" calcext:value-type="float">
            <text:p>1.1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49])/(([.F49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(100*[.G50])/(([.F50]/10)^3)" office:value-type="float" office:value="1.17392937640871" calcext:value-type="float">
            <text:p>1.1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formula="of:=(100*[.G51])/(([.F51]/10)^3)" office:value-type="float" office:value="0.994646990740741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table:formula="of:=(100*[.G52])/(([.F52]/10)^3)" office:value-type="float" office:value="1.07471268228135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53])/(([.F53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1.3" calcext:value-type="float">
            <text:p>1.3</text:p>
          </table:table-cell>
          <table:table-cell table:formula="of:=(100*[.G54])/(([.F54]/10)^3)" office:value-type="float" office:value="0.980015227928926" calcext:value-type="float">
            <text:p>0.9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table:formula="of:=(100*[.G55])/(([.F55]/10)^3)" office:value-type="float" office:value="1.07471268228135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table:formula="of:=(100*[.G56])/(([.F56]/10)^3)" office:value-type="float" office:value="0.995675921711425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table:formula="of:=(100*[.G57])/(([.F57]/10)^3)" office:value-type="float" office:value="1.01998317027769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58])/(([.F58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(100*[.G59])/(([.F59]/10)^3)" office:value-type="float" office:value="1.09739368998628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60])/(([.F60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(100*[.G61])/(([.F61]/10)^3)" office:value-type="float" office:value="1.02736911317498" calcext:value-type="float">
            <text:p>1.0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table:formula="of:=(100*[.G62])/(([.F62]/10)^3)" office:value-type="float" office:value="1.01998317027769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.6" calcext:value-type="float">
            <text:p>1.6</text:p>
          </table:table-cell>
          <table:table-cell table:formula="of:=(100*[.G63])/(([.F63]/10)^3)" office:value-type="float" office:value="1.13791533909877" calcext:value-type="float">
            <text:p>1.1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formula="of:=(100*[.G64])/(([.F64]/10)^3)" office:value-type="float" office:value="0.93498457275455" calcext:value-type="float">
            <text:p>0.9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65])/(([.F65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table:formula="of:=(100*[.G66])/(([.F66]/10)^3)" office:value-type="float" office:value="1.13078680145645" calcext:value-type="float">
            <text:p>1.1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table:formula="of:=(100*[.G67])/(([.F67]/10)^3)" office:value-type="float" office:value="1.12" calcext:value-type="float">
            <text:p>1.1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table:formula="of:=(100*[.G68])/(([.F68]/10)^3)" office:value-type="float" office:value="0.96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.2</text:p>
          </table:table-cell>
          <table:table-cell table:formula="of:=(100*[.G69])/(([.F69]/10)^3)" office:value-type="float" office:value="1.15581325910444" calcext:value-type="float">
            <text:p>1.1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(100*[.G70])/(([.F70]/10)^3)" office:value-type="float" office:value="1.17392937640871" calcext:value-type="float">
            <text:p>1.1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table:formula="of:=(100*[.G71])/(([.F71]/10)^3)" office:value-type="float" office:value="1.12" calcext:value-type="float">
            <text:p>1.1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table:formula="of:=(100*[.G72])/(([.F72]/10)^3)" office:value-type="float" office:value="0.924632201857484" calcext:value-type="float">
            <text:p>0.9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table:formula="of:=(100*[.G73])/(([.F73]/10)^3)" office:value-type="float" office:value="1.07471268228135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74])/(([.F74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(100*[.G75])/(([.F75]/10)^3)" office:value-type="float" office:value="1.09739368998628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and bath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1.3" calcext:value-type="float">
            <text:p>1.3</text:p>
          </table:table-cell>
          <table:table-cell table:formula="of:=(100*[.G76])/(([.F76]/10)^3)" office:value-type="float" office:value="0.924556213017751" calcext:value-type="float">
            <text:p>0.9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.1</text:p>
          </table:table-cell>
          <table:table-cell table:formula="of:=(100*[.G77])/(([.F77]/10)^3)" office:value-type="float" office:value="1.07630489154947" calcext:value-type="float">
            <text:p>1.0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78])/(([.F78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table:formula="of:=(100*[.G79])/(([.F79]/10)^3)" office:value-type="float" office:value="1.07471268228135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table:formula="of:=(100*[.G80])/(([.F80]/10)^3)" office:value-type="float" office:value="0.995675921711425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table:formula="of:=(100*[.G81])/(([.F81]/10)^3)" office:value-type="float" office:value="1.12" calcext:value-type="float">
            <text:p>1.1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table:formula="of:=(100*[.G82])/(([.F82]/10)^3)" office:value-type="float" office:value="1.12" calcext:value-type="float">
            <text:p>1.1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100*[.G83])/(([.F83]/10)^3)" office:value-type="float" office:value="0.963177715920364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84])/(([.F84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table:formula="of:=(100*[.G85])/(([.F85]/10)^3)" office:value-type="float" office:value="1.01998317027769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.2</text:p>
          </table:table-cell>
          <table:table-cell table:formula="of:=(100*[.G86])/(([.F86]/10)^3)" office:value-type="float" office:value="1.15581325910444" calcext:value-type="float">
            <text:p>1.1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.5" calcext:value-type="float">
            <text:p>1.5</text:p>
          </table:table-cell>
          <table:table-cell table:formula="of:=(100*[.G87])/(([.F87]/10)^3)" office:value-type="float" office:value="0.952598689224203" calcext:value-type="float">
            <text:p>0.95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table:formula="of:=(100*[.G88])/(([.F88]/10)^3)" office:value-type="float" office:value="0.995675921711425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.8</text:p>
          </table:table-cell>
          <table:table-cell table:formula="of:=(100*[.G89])/(([.F89]/10)^3)" office:value-type="float" office:value="1.08189331329827" calcext:value-type="float">
            <text:p>1.0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table:formula="of:=(100*[.G90])/(([.F90]/10)^3)" office:value-type="float" office:value="0.995675921711425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table:formula="of:=(100*[.G91])/(([.F91]/10)^3)" office:value-type="float" office:value="1.01998317027769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.5</text:p>
          </table:table-cell>
          <table:table-cell table:formula="of:=(100*[.G92])/(([.F92]/10)^3)" office:value-type="float" office:value="0.987108364756283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table:formula="of:=(100*[.G93])/(([.F93]/10)^3)" office:value-type="float" office:value="1.13078680145645" calcext:value-type="float">
            <text:p>1.1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table:formula="of:=(100*[.G94])/(([.F94]/10)^3)" office:value-type="float" office:value="1.08506944444444" calcext:value-type="float">
            <text:p>1.0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95])/(([.F95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table:formula="of:=(100*[.G96])/(([.F96]/10)^3)" office:value-type="float" office:value="1.01998317027769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table:formula="of:=(100*[.G97])/(([.F97]/10)^3)" office:value-type="float" office:value="1.01998317027769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formula="of:=(100*[.G98])/(([.F98]/10)^3)" office:value-type="float" office:value="0.994646990740741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table:formula="of:=(100*[.G99])/(([.F99]/10)^3)" office:value-type="float" office:value="0.877914951989026" calcext:value-type="float">
            <text:p>0.8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.7</text:p>
          </table:table-cell>
          <table:table-cell table:formula="of:=(100*[.G100])/(([.F100]/10)^3)" office:value-type="float" office:value="0.944822373393802" calcext:value-type="float">
            <text:p>0.9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table:formula="of:=(100*[.G101])/(([.F101]/10)^3)" office:value-type="float" office:value="1.006200711887" calcext:value-type="float">
            <text:p>1.0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formula="of:=(100*[.G102])/(([.F102]/10)^3)" office:value-type="float" office:value="0.994646990740741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formula="of:=(100*[.G103])/(([.F103]/10)^3)" office:value-type="float" office:value="0.994646990740741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table:formula="of:=(100*[.G104])/(([.F104]/10)^3)" office:value-type="float" office:value="1.12" calcext:value-type="float">
            <text:p>1.1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105])/(([.F105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table:formula="of:=(100*[.G106])/(([.F106]/10)^3)" office:value-type="float" office:value="1.13078680145645" calcext:value-type="float">
            <text:p>1.1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table:formula="of:=(100*[.G107])/(([.F107]/10)^3)" office:value-type="float" office:value="0.995675921711425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table:formula="of:=(100*[.G108])/(([.F108]/10)^3)" office:value-type="float" office:value="0.699708454810496" calcext:value-type="float">
            <text:p>0.7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109])/(([.F109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table:formula="of:=(100*[.G110])/(([.F110]/10)^3)" office:value-type="float" office:value="1.0667956304051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table:formula="of:=(100*[.G111])/(([.F111]/10)^3)" office:value-type="float" office:value="1.0667956304051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table:formula="of:=(100*[.G112])/(([.F112]/10)^3)" office:value-type="float" office:value="1.07471268228135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(100*[.G113])/(([.F113]/10)^3)" office:value-type="float" office:value="1.02736911317498" calcext:value-type="float">
            <text:p>1.0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.6" calcext:value-type="float">
            <text:p>1.6</text:p>
          </table:table-cell>
          <table:table-cell table:formula="of:=(100*[.G114])/(([.F114]/10)^3)" office:value-type="float" office:value="1.01610526850582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table:formula="of:=(100*[.G115])/(([.F115]/10)^3)" office:value-type="float" office:value="0.96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table:formula="of:=(100*[.G116])/(([.F116]/10)^3)" office:value-type="float" office:value="0.987654320987654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117])/(([.F117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118])/(([.F118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table:formula="of:=(100*[.G119])/(([.F119]/10)^3)" office:value-type="float" office:value="0.96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100*[.G120])/(([.F120]/10)^3)" office:value-type="float" office:value="0.963177715920364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121])/(([.F121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122])/(([.F122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.9</text:p>
          </table:table-cell>
          <table:table-cell table:formula="of:=(100*[.G123])/(([.F123]/10)^3)" office:value-type="float" office:value="1.0565364387678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table:formula="of:=(100*[.G124])/(([.F124]/10)^3)" office:value-type="float" office:value="0.88" calcext:value-type="float">
            <text:p>0.8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table:formula="of:=(100*[.G125])/(([.F125]/10)^3)" office:value-type="float" office:value="0.939143501126972" calcext:value-type="float">
            <text:p>0.9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.9</text:p>
          </table:table-cell>
          <table:table-cell table:formula="of:=(100*[.G126])/(([.F126]/10)^3)" office:value-type="float" office:value="1.02595670462706" calcext:value-type="float">
            <text:p>1.0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table:formula="of:=(100*[.G127])/(([.F127]/10)^3)" office:value-type="float" office:value="1.13078680145645" calcext:value-type="float">
            <text:p>1.1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.6" calcext:value-type="float">
            <text:p>1.6</text:p>
          </table:table-cell>
          <table:table-cell table:formula="of:=(100*[.G128])/(([.F128]/10)^3)" office:value-type="float" office:value="1.01610526850582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100*[.G129])/(([.F129]/10)^3)" office:value-type="float" office:value="0.963177715920364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(100*[.G130])/(([.F130]/10)^3)" office:value-type="float" office:value="0.973809396286865" calcext:value-type="float">
            <text:p>0.9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table:formula="of:=(100*[.G131])/(([.F131]/10)^3)" office:value-type="float" office:value="1.12" calcext:value-type="float">
            <text:p>1.1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.6" calcext:value-type="float">
            <text:p>1.6</text:p>
          </table:table-cell>
          <table:table-cell table:formula="of:=(100*[.G132])/(([.F132]/10)^3)" office:value-type="float" office:value="1.13791533909877" calcext:value-type="float">
            <text:p>1.1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.3</text:p>
          </table:table-cell>
          <table:table-cell table:formula="of:=(100*[.G133])/(([.F133]/10)^3)" office:value-type="float" office:value="1.06481481481481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.3" calcext:value-type="float">
            <text:p>1.3</text:p>
          </table:table-cell>
          <table:table-cell table:formula="of:=(100*[.G134])/(([.F134]/10)^3)" office:value-type="float" office:value="1.25213103069647" calcext:value-type="float">
            <text:p>1.25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.2</text:p>
          </table:table-cell>
          <table:table-cell table:formula="of:=(100*[.G135])/(([.F135]/10)^3)" office:value-type="float" office:value="1.01851851851852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.7</text:p>
          </table:table-cell>
          <table:table-cell table:formula="of:=(100*[.G136])/(([.F136]/10)^3)" office:value-type="float" office:value="1.14188222492393" calcext:value-type="float">
            <text:p>1.1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137])/(([.F137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table:formula="of:=(100*[.G138])/(([.F138]/10)^3)" office:value-type="float" office:value="1.08506944444444" calcext:value-type="float">
            <text:p>1.0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formula="of:=(100*[.G139])/(([.F139]/10)^3)" office:value-type="float" office:value="0.994646990740741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140])/(([.F140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141])/(([.F141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table:formula="of:=(100*[.G142])/(([.F142]/10)^3)" office:value-type="float" office:value="1.18006035165798" calcext:value-type="float">
            <text:p>1.1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table:formula="of:=(100*[.G143])/(([.F143]/10)^3)" office:value-type="float" office:value="1.0667956304051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1.3" calcext:value-type="float">
            <text:p>1.3</text:p>
          </table:table-cell>
          <table:table-cell table:formula="of:=(100*[.G144])/(([.F144]/10)^3)" office:value-type="float" office:value="0.980015227928926" calcext:value-type="float">
            <text:p>0.9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.2</text:p>
          </table:table-cell>
          <table:table-cell table:formula="of:=(100*[.G145])/(([.F145]/10)^3)" office:value-type="float" office:value="1.15581325910444" calcext:value-type="float">
            <text:p>1.1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table:formula="of:=(100*[.G146])/(([.F146]/10)^3)" office:value-type="float" office:value="0.96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(100*[.G147])/(([.F147]/10)^3)" office:value-type="float" office:value="1.02736911317498" calcext:value-type="float">
            <text:p>1.0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148])/(([.F148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table:formula="of:=(100*[.G149])/(([.F149]/10)^3)" office:value-type="float" office:value="1.01998317027769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1.4" calcext:value-type="float">
            <text:p>1.4</text:p>
          </table:table-cell>
          <table:table-cell table:formula="of:=(100*[.G150])/(([.F150]/10)^3)" office:value-type="float" office:value="1.18998036532397" calcext:value-type="float">
            <text:p>1.1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 only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table:formula="of:=(100*[.G151])/(([.F151]/10)^3)" office:value-type="float" office:value="0.96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152])/(([.F152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153])/(([.F153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(100*[.G154])/(([.F154]/10)^3)" office:value-type="float" office:value="1.17392937640871" calcext:value-type="float">
            <text:p>1.1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155])/(([.F155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156])/(([.F156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table:formula="of:=(100*[.G157])/(([.F157]/10)^3)" office:value-type="float" office:value="1.16618075801749" calcext:value-type="float">
            <text:p>1.1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table:formula="of:=(100*[.G158])/(([.F158]/10)^3)" office:value-type="float" office:value="1.01998317027769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159])/(([.F159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.5" calcext:value-type="float">
            <text:p>1.5</text:p>
          </table:table-cell>
          <table:table-cell table:formula="of:=(100*[.G160])/(([.F160]/10)^3)" office:value-type="float" office:value="1.00754313963876" calcext:value-type="float">
            <text:p>1.0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.7</text:p>
          </table:table-cell>
          <table:table-cell table:formula="of:=(100*[.G161])/(([.F161]/10)^3)" office:value-type="float" office:value="1.14188222492393" calcext:value-type="float">
            <text:p>1.1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table:formula="of:=(100*[.G162])/(([.F162]/10)^3)" office:value-type="float" office:value="0.995675921711425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table:formula="of:=(100*[.G163])/(([.F163]/10)^3)" office:value-type="float" office:value="1.07471268228135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.3" calcext:value-type="float">
            <text:p>1.3</text:p>
          </table:table-cell>
          <table:table-cell table:formula="of:=(100*[.G164])/(([.F164]/10)^3)" office:value-type="float" office:value="0.980015227928926" calcext:value-type="float">
            <text:p>0.9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.3</text:p>
          </table:table-cell>
          <table:table-cell table:formula="of:=(100*[.G165])/(([.F165]/10)^3)" office:value-type="float" office:value="1.17549189814815" calcext:value-type="float">
            <text:p>1.1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formula="of:=(100*[.G166])/(([.F166]/10)^3)" office:value-type="float" office:value="0.994646990740741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table:formula="of:=(100*[.G167])/(([.F167]/10)^3)" office:value-type="float" office:value="1.2" calcext:value-type="float">
            <text:p>1.2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table:formula="of:=(100*[.G168])/(([.F168]/10)^3)" office:value-type="float" office:value="1.08506944444444" calcext:value-type="float">
            <text:p>1.0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table:formula="of:=(100*[.G169])/(([.F169]/10)^3)" office:value-type="float" office:value="1.0667956304051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170])/(([.F170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.7</text:p>
          </table:table-cell>
          <table:table-cell table:formula="of:=(100*[.G171])/(([.F171]/10)^3)" office:value-type="float" office:value="1.07961184778743" calcext:value-type="float">
            <text:p>1.0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formula="of:=(100*[.G172])/(([.F172]/10)^3)" office:value-type="float" office:value="0.994646990740741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173])/(([.F173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174])/(([.F174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.4" calcext:value-type="float">
            <text:p>1.4</text:p>
          </table:table-cell>
          <table:table-cell table:formula="of:=(100*[.G175])/(([.F175]/10)^3)" office:value-type="float" office:value="1.18998036532397" calcext:value-type="float">
            <text:p>1.1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formula="of:=(100*[.G176])/(([.F176]/10)^3)" office:value-type="float" office:value="0.994646990740741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177])/(([.F177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.3</text:p>
          </table:table-cell>
          <table:table-cell table:formula="of:=(100*[.G178])/(([.F178]/10)^3)" office:value-type="float" office:value="1.17549189814815" calcext:value-type="float">
            <text:p>1.1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table:formula="of:=(100*[.G179])/(([.F179]/10)^3)" office:value-type="float" office:value="1.08506944444444" calcext:value-type="float">
            <text:p>1.0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180])/(([.F180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181])/(([.F181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.1" calcext:value-type="float">
            <text:p>1.1</text:p>
          </table:table-cell>
          <table:table-cell table:formula="of:=(100*[.G182])/(([.F182]/10)^3)" office:value-type="float" office:value="1.59603023751832" calcext:value-type="float">
            <text:p>1.6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table:formula="of:=(100*[.G183])/(([.F183]/10)^3)" office:value-type="float" office:value="1.2" calcext:value-type="float">
            <text:p>1.2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formula="of:=(100*[.G184])/(([.F184]/10)^3)" office:value-type="float" office:value="0.93498457275455" calcext:value-type="float">
            <text:p>0.9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formula="of:=(100*[.G185])/(([.F185]/10)^3)" office:value-type="float" office:value="0.994646990740741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186])/(([.F186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table:formula="of:=(100*[.G187])/(([.F187]/10)^3)" office:value-type="float" office:value="1.0667956304051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.5" calcext:value-type="float">
            <text:p>1.5</text:p>
          </table:table-cell>
          <table:table-cell table:formula="of:=(100*[.G188])/(([.F188]/10)^3)" office:value-type="float" office:value="1.00754313963876" calcext:value-type="float">
            <text:p>1.0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table:formula="of:=(100*[.G189])/(([.F189]/10)^3)" office:value-type="float" office:value="0.995675921711425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formula="of:=(100*[.G190])/(([.F190]/10)^3)" office:value-type="float" office:value="0.994646990740741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.7</text:p>
          </table:table-cell>
          <table:table-cell table:formula="of:=(100*[.G191])/(([.F191]/10)^3)" office:value-type="float" office:value="1.02178812922615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table:formula="of:=(100*[.G192])/(([.F192]/10)^3)" office:value-type="float" office:value="1.0667956304051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(100*[.G193])/(([.F193]/10)^3)" office:value-type="float" office:value="0.904224537037037" calcext:value-type="float">
            <text:p>0.9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.6" calcext:value-type="float">
            <text:p>1.6</text:p>
          </table:table-cell>
          <table:table-cell table:formula="of:=(100*[.G194])/(([.F194]/10)^3)" office:value-type="float" office:value="1.20617258822022" calcext:value-type="float">
            <text:p>1.2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195])/(([.F195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table:formula="of:=(100*[.G196])/(([.F196]/10)^3)" office:value-type="float" office:value="1.09375" calcext:value-type="float">
            <text:p>1.0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(100*[.G197])/(([.F197]/10)^3)" office:value-type="float" office:value="1.09739368998628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formula="of:=(100*[.G198])/(([.F198]/10)^3)" office:value-type="float" office:value="0.994646990740741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table:formula="of:=(100*[.G199])/(([.F199]/10)^3)" office:value-type="float" office:value="1.08506944444444" calcext:value-type="float">
            <text:p>1.0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200])/(([.F200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201])/(([.F201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202])/(([.F202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203])/(([.F203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.3</text:p>
          </table:table-cell>
          <table:table-cell table:formula="of:=(100*[.G204])/(([.F204]/10)^3)" office:value-type="float" office:value="1.17549189814815" calcext:value-type="float">
            <text:p>1.1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.7" calcext:value-type="float">
            <text:p>1.7</text:p>
          </table:table-cell>
          <table:table-cell table:formula="of:=(100*[.G205])/(([.F205]/10)^3)" office:value-type="float" office:value="1.07961184778743" calcext:value-type="float">
            <text:p>1.0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table:formula="of:=(100*[.G206])/(([.F206]/10)^3)" office:value-type="float" office:value="0.995675921711425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table:formula="of:=(100*[.G207])/(([.F207]/10)^3)" office:value-type="float" office:value="1.01565560569348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1.6" calcext:value-type="float">
            <text:p>1.6</text:p>
          </table:table-cell>
          <table:table-cell table:formula="of:=(100*[.G208])/(([.F208]/10)^3)" office:value-type="float" office:value="1.01610526850582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table:formula="of:=(100*[.G209])/(([.F209]/10)^3)" office:value-type="float" office:value="0.987654320987654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table:formula="of:=(100*[.G210])/(([.F210]/10)^3)" office:value-type="float" office:value="1.08506944444444" calcext:value-type="float">
            <text:p>1.0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211])/(([.F211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212])/(([.F212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213])/(([.F213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table:formula="of:=(100*[.G214])/(([.F214]/10)^3)" office:value-type="float" office:value="1.2" calcext:value-type="float">
            <text:p>1.2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table:formula="of:=(100*[.G215])/(([.F215]/10)^3)" office:value-type="float" office:value="1.12" calcext:value-type="float">
            <text:p>1.1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.3</text:p>
          </table:table-cell>
          <table:table-cell table:formula="of:=(100*[.G216])/(([.F216]/10)^3)" office:value-type="float" office:value="1.17549189814815" calcext:value-type="float">
            <text:p>1.1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217])/(([.F217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.3" calcext:value-type="float">
            <text:p>1.3</text:p>
          </table:table-cell>
          <table:table-cell table:formula="of:=(100*[.G218])/(([.F218]/10)^3)" office:value-type="float" office:value="0.924556213017751" calcext:value-type="float">
            <text:p>0.9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table:formula="of:=(100*[.G219])/(([.F219]/10)^3)" office:value-type="float" office:value="1.07471268228135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100*[.G220])/(([.F220]/10)^3)" office:value-type="float" office:value="0.963177715920364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table:formula="of:=(100*[.G221])/(([.F221]/10)^3)" office:value-type="float" office:value="1.40625" calcext:value-type="float">
            <text:p>1.4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table:formula="of:=(100*[.G222])/(([.F222]/10)^3)" office:value-type="float" office:value="1.12" calcext:value-type="float">
            <text:p>1.1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223])/(([.F223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table:formula="of:=(100*[.G224])/(([.F224]/10)^3)" office:value-type="float" office:value="1.01998317027769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table:formula="of:=(100*[.G225])/(([.F225]/10)^3)" office:value-type="float" office:value="1.27497896284711" calcext:value-type="float">
            <text:p>1.2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jection only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table:formula="of:=(100*[.G226])/(([.F226]/10)^3)" office:value-type="float" office:value="1.13078680145645" calcext:value-type="float">
            <text:p>1.1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.2</text:p>
          </table:table-cell>
          <table:table-cell table:formula="of:=(100*[.G227])/(([.F227]/10)^3)" office:value-type="float" office:value="1.01998317027769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228])/(([.F228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.6" calcext:value-type="float">
            <text:p>1.6</text:p>
          </table:table-cell>
          <table:table-cell table:formula="of:=(100*[.G229])/(([.F229]/10)^3)" office:value-type="float" office:value="1.20617258822022" calcext:value-type="float">
            <text:p>1.2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table:formula="of:=(100*[.G230])/(([.F230]/10)^3)" office:value-type="float" office:value="1.006200711887" calcext:value-type="float">
            <text:p>1.0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.3" calcext:value-type="float">
            <text:p>1.3</text:p>
          </table:table-cell>
          <table:table-cell table:formula="of:=(100*[.G231])/(([.F231]/10)^3)" office:value-type="float" office:value="0.980015227928926" calcext:value-type="float">
            <text:p>0.9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.5" calcext:value-type="float">
            <text:p>1.5</text:p>
          </table:table-cell>
          <table:table-cell table:formula="of:=(100*[.G232])/(([.F232]/10)^3)" office:value-type="float" office:value="1.00754313963876" calcext:value-type="float">
            <text:p>1.0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233])/(([.F233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.6</text:p>
          </table:table-cell>
          <table:table-cell table:formula="of:=(100*[.G234])/(([.F234]/10)^3)" office:value-type="float" office:value="0.96168294515402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.2" calcext:value-type="float">
            <text:p>1.2</text:p>
          </table:table-cell>
          <table:table-cell table:formula="of:=(100*[.G235])/(([.F235]/10)^3)" office:value-type="float" office:value="0.904629441165163" calcext:value-type="float">
            <text:p>0.9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100*[.G236])/(([.F236]/10)^3)" office:value-type="float" office:value="0.963177715920364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table:formula="of:=(100*[.G237])/(([.F237]/10)^3)" office:value-type="float" office:value="0.939143501126972" calcext:value-type="float">
            <text:p>0.9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.9</text:p>
          </table:table-cell>
          <table:table-cell table:formula="of:=(100*[.G238])/(([.F238]/10)^3)" office:value-type="float" office:value="1.13197580087288" calcext:value-type="float">
            <text:p>1.1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(100*[.G239])/(([.F239]/10)^3)" office:value-type="float" office:value="0.904224537037037" calcext:value-type="float">
            <text:p>0.9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.1" calcext:value-type="float">
            <text:p>1.1</text:p>
          </table:table-cell>
          <table:table-cell table:formula="of:=(100*[.G240])/(([.F240]/10)^3)" office:value-type="float" office:value="1.0594954875124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table:formula="of:=(100*[.G241])/(([.F241]/10)^3)" office:value-type="float" office:value="0.924632201857484" calcext:value-type="float">
            <text:p>0.9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242])/(([.F242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.6" calcext:value-type="float">
            <text:p>1.6</text:p>
          </table:table-cell>
          <table:table-cell table:formula="of:=(100*[.G243])/(([.F243]/10)^3)" office:value-type="float" office:value="1.13791533909877" calcext:value-type="float">
            <text:p>1.1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formula="of:=(100*[.G244])/(([.F244]/10)^3)" office:value-type="float" office:value="0.93498457275455" calcext:value-type="float">
            <text:p>0.9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formula="of:=(100*[.G245])/(([.F245]/10)^3)" office:value-type="float" office:value="0.93498457275455" calcext:value-type="float">
            <text:p>0.9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table:formula="of:=(100*[.G246])/(([.F246]/10)^3)" office:value-type="float" office:value="1.05540101469269" calcext:value-type="float">
            <text:p>1.0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table:formula="of:=(100*[.G247])/(([.F247]/10)^3)" office:value-type="float" office:value="1.08506944444444" calcext:value-type="float">
            <text:p>1.0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100*[.G248])/(([.F248]/10)^3)" office:value-type="float" office:value="0.963177715920364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249])/(([.F249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table:formula="of:=(100*[.G250])/(([.F250]/10)^3)" office:value-type="float" office:value="1.0667956304051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table:formula="of:=(100*[.G251])/(([.F251]/10)^3)" office:value-type="float" office:value="0.995675921711425" calcext:value-type="float">
            <text:p>1.0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table:formula="of:=(100*[.G252])/(([.F252]/10)^3)" office:value-type="float" office:value="0.880425622901128" calcext:value-type="float">
            <text:p>0.8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253])/(([.F253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254])/(([.F254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table:formula="of:=(100*[.G255])/(([.F255]/10)^3)" office:value-type="float" office:value="0.88" calcext:value-type="float">
            <text:p>0.8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256])/(([.F256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.5" calcext:value-type="float">
            <text:p>1.5</text:p>
          </table:table-cell>
          <table:table-cell table:formula="of:=(100*[.G257])/(([.F257]/10)^3)" office:value-type="float" office:value="1.00754313963876" calcext:value-type="float">
            <text:p>1.0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table:formula="of:=(100*[.G258])/(([.F258]/10)^3)" office:value-type="float" office:value="1.0667956304051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259])/(([.F259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0.9" calcext:value-type="float">
            <text:p>0.9</text:p>
          </table:table-cell>
          <table:table-cell table:formula="of:=(100*[.G260])/(([.F260]/10)^3)" office:value-type="float" office:value="0.924632201857484" calcext:value-type="float">
            <text:p>0.9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table:formula="of:=(100*[.G261])/(([.F261]/10)^3)" office:value-type="float" office:value="1.0667956304051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262])/(([.F262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table:formula="of:=(100*[.G263])/(([.F263]/10)^3)" office:value-type="float" office:value="0.987654320987654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264])/(([.F264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table:formula="of:=(100*[.G265])/(([.F265]/10)^3)" office:value-type="float" office:value="1.13078680145645" calcext:value-type="float">
            <text:p>1.1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.5" calcext:value-type="float">
            <text:p>1.5</text:p>
          </table:table-cell>
          <table:table-cell table:formula="of:=(100*[.G266])/(([.F266]/10)^3)" office:value-type="float" office:value="1.00754313963876" calcext:value-type="float">
            <text:p>1.0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.6" calcext:value-type="float">
            <text:p>1.6</text:p>
          </table:table-cell>
          <table:table-cell table:formula="of:=(100*[.G267])/(([.F267]/10)^3)" office:value-type="float" office:value="1.01610526850582" calcext:value-type="float">
            <text:p>1.0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table:formula="of:=(100*[.G268])/(([.F268]/10)^3)" office:value-type="float" office:value="0.880425622901128" calcext:value-type="float">
            <text:p>0.8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100*[.G269])/(([.F269]/10)^3)" office:value-type="float" office:value="0.963177715920364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table:formula="of:=(100*[.G270])/(([.F270]/10)^3)" office:value-type="float" office:value="0.8217505634861" calcext:value-type="float">
            <text:p>0.8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table:formula="of:=(100*[.G271])/(([.F271]/10)^3)" office:value-type="float" office:value="0.8217505634861" calcext:value-type="float">
            <text:p>0.8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table:formula="of:=(100*[.G272])/(([.F272]/10)^3)" office:value-type="float" office:value="1.07471268228135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table:formula="of:=(100*[.G273])/(([.F273]/10)^3)" office:value-type="float" office:value="0.939143501126972" calcext:value-type="float">
            <text:p>0.9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table:formula="of:=(100*[.G274])/(([.F274]/10)^3)" office:value-type="float" office:value="1.09375" calcext:value-type="float">
            <text:p>1.0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275])/(([.F275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table:formula="of:=(100*[.G276])/(([.F276]/10)^3)" office:value-type="float" office:value="0.987654320987654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.9" calcext:value-type="float">
            <text:p>1.9</text:p>
          </table:table-cell>
          <table:table-cell table:formula="of:=(100*[.G277])/(([.F277]/10)^3)" office:value-type="float" office:value="1.08190597667639" calcext:value-type="float">
            <text:p>1.08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table:formula="of:=(100*[.G278])/(([.F278]/10)^3)" office:value-type="float" office:value="1.25" calcext:value-type="float">
            <text:p>1.25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100*[.G279])/(([.F279]/10)^3)" office:value-type="float" office:value="0.963177715920364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.7</text:p>
          </table:table-cell>
          <table:table-cell table:formula="of:=(100*[.G280])/(([.F280]/10)^3)" office:value-type="float" office:value="0.968021137026239" calcext:value-type="float">
            <text:p>0.9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.5" calcext:value-type="float">
            <text:p>1.5</text:p>
          </table:table-cell>
          <table:table-cell table:formula="of:=(100*[.G281])/(([.F281]/10)^3)" office:value-type="float" office:value="0.952598689224203" calcext:value-type="float">
            <text:p>0.95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282])/(([.F282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.4" calcext:value-type="float">
            <text:p>1.4</text:p>
          </table:table-cell>
          <table:table-cell table:formula="of:=(100*[.G283])/(([.F283]/10)^3)" office:value-type="float" office:value="0.940373596996178" calcext:value-type="float">
            <text:p>0.9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.4" calcext:value-type="float">
            <text:p>1.4</text:p>
          </table:table-cell>
          <table:table-cell table:formula="of:=(100*[.G284])/(([.F284]/10)^3)" office:value-type="float" office:value="0.88909210994259" calcext:value-type="float">
            <text:p>0.8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formula="of:=(100*[.G285])/(([.F285]/10)^3)" office:value-type="float" office:value="0.93498457275455" calcext:value-type="float">
            <text:p>0.9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formula="of:=(100*[.G286])/(([.F286]/10)^3)" office:value-type="float" office:value="0.994646990740741" calcext:value-type="float">
            <text:p>0.99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 table:formula="of:=(100*[.G287])/(([.F287]/10)^3)" office:value-type="float" office:value="1.04" calcext:value-type="float">
            <text:p>1.0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.5" calcext:value-type="float">
            <text:p>1.5</text:p>
          </table:table-cell>
          <table:table-cell table:formula="of:=(100*[.G288])/(([.F288]/10)^3)" office:value-type="float" office:value="1.00754313963876" calcext:value-type="float">
            <text:p>1.0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289])/(([.F289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100*[.G290])/(([.F290]/10)^3)" office:value-type="float" office:value="0.963177715920364" calcext:value-type="float">
            <text:p>0.96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1.1" calcext:value-type="float">
            <text:p>1.1</text:p>
          </table:table-cell>
          <table:table-cell table:formula="of:=(100*[.G291])/(([.F291]/10)^3)" office:value-type="float" office:value="1.13010602449248" calcext:value-type="float">
            <text:p>1.1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.1</text:p>
          </table:table-cell>
          <table:table-cell table:formula="of:=(100*[.G292])/(([.F292]/10)^3)" office:value-type="float" office:value="1.20713305898491" calcext:value-type="float">
            <text:p>1.2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.7</text:p>
          </table:table-cell>
          <table:table-cell table:formula="of:=(100*[.G293])/(([.F293]/10)^3)" office:value-type="float" office:value="1.14188222492393" calcext:value-type="float">
            <text:p>1.1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.9</text:p>
          </table:table-cell>
          <table:table-cell table:formula="of:=(100*[.G294])/(([.F294]/10)^3)" office:value-type="float" office:value="1.21477162293489" calcext:value-type="float">
            <text:p>1.21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  <table:table-cell table:formula="of:=(100*[.G295])/(([.F295]/10)^3)" office:value-type="float" office:value="1.12" calcext:value-type="float">
            <text:p>1.12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.9</text:p>
          </table:table-cell>
          <table:table-cell table:formula="of:=(100*[.G296])/(([.F296]/10)^3)" office:value-type="float" office:value="1.02595670462706" calcext:value-type="float">
            <text:p>1.0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table:formula="of:=(100*[.G297])/(([.F297]/10)^3)" office:value-type="float" office:value="1.07471268228135" calcext:value-type="float">
            <text:p>1.07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table:formula="of:=(100*[.G298])/(([.F298]/10)^3)" office:value-type="float" office:value="0.939143501126972" calcext:value-type="float">
            <text:p>0.94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1.2" calcext:value-type="float">
            <text:p>1.2</text:p>
          </table:table-cell>
          <table:table-cell table:formula="of:=(100*[.G299])/(([.F299]/10)^3)" office:value-type="float" office:value="1.23284293580998" calcext:value-type="float">
            <text:p>1.23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1.3" calcext:value-type="float">
            <text:p>1.3</text:p>
          </table:table-cell>
          <table:table-cell table:formula="of:=(100*[.G300])/(([.F300]/10)^3)" office:value-type="float" office:value="1.10498176780083" calcext:value-type="float">
            <text:p>1.10</text:p>
          </table:table-cell>
          <table:table-cell table:number-columns-repeated="14"/>
        </table:table-row>
        <table:table-row table:style-name="ro1"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Alse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ntrol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(100*[.G301])/(([.F301]/10)^3)" office:value-type="float" office:value="0.963177715920364" calcext:value-type="float">
            <text:p>0.96</text:p>
          </table:table-cell>
          <table:table-cell table:number-columns-repeated="14"/>
        </table:table-row>
        <table:table-row table:style-name="ro1" table:number-rows-repeated="104827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Pivot Table_SteelheadB1-LengthWeight_1" table:style-name="ta1">
        <table:table-column table:style-name="co12" table:default-cell-style-name="ce13"/>
        <table:table-column table:style-name="co13" table:default-cell-style-name="ce17"/>
        <table:table-row table:style-name="ro1">
          <table:table-cell table:style-name="ce11" office:value-type="string" calcext:value-type="string">
            <text:p>Treatment</text:p>
          </table:table-cell>
          <table:table-cell table:style-name="ce15" office:value-type="string" calcext:value-type="string">
            <text:p>Count - Treatment</text:p>
          </table:table-cell>
        </table:table-row>
        <table:table-row table:style-name="ro1">
          <table:table-cell table:style-name="ce12" office:value-type="string" calcext:value-type="string">
            <text:p>Bath only</text:p>
          </table:table-cell>
          <table:table-cell table:style-name="ce16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njection and bath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njection only</text:p>
          </table:table-cell>
          <table:table-cell table:style-name="ce18" office:value-type="float" office:value="75" calcext:value-type="float">
            <text:p>75</text:p>
          </table:table-cell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19" office:value-type="float" office:value="300" calcext:value-type="float">
            <text:p>300</text:p>
          </table:table-cell>
        </table:table-row>
      </table:table>
      <table:named-expressions/>
      <table:data-pilot-tables>
        <table:data-pilot-table table:name="DataPilot1" table:application-data="" table:target-range-address="'Pivot Table_SteelheadB1-LengthWeight_1'.A1:'Pivot Table_SteelheadB1-LengthWeight_1'.B6" table:buttons="'Pivot Table_SteelheadB1-LengthWeight_1'.A1" table:show-filter-button="false" table:drill-down-on-double-click="false">
          <table:source-cell-range table:cell-range-address="'SteelheadB1-LengthWeight'.A1:'SteelheadB1-LengthWeight'.G3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reatment" table:orientation="row" table:used-hierarchy="0" table:function="auto">
            <table:data-pilot-level table:show-empty="false" calcext:repeat-item-labels="false">
              <table:data-pilot-members>
                <table:data-pilot-member table:name="Bath only" table:display="true" table:show-details="true"/>
                <table:data-pilot-member table:name="Control" table:display="true" table:show-details="true"/>
                <table:data-pilot-member table:name="Injection and bath" table:display="true" table:show-details="true"/>
                <table:data-pilot-member table:name="Injection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eatment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1:27:36.86896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30T14:59:33.349605900</dc:date>
    <meta:editing-duration>P3DT12M35S</meta:editing-duration>
    <meta:editing-cycles>2</meta:editing-cycles>
    <meta:generator>LibreOffice/25.8.2.2$Windows_X86_64 LibreOffice_project/d401f2107ccab8f924a8e2df40f573aab7605b6f</meta:generator>
    <meta:document-statistic meta:table-count="2" meta:cell-count="2488" meta:object-count="0"/>
  </office:meta>
</office:document-meta>
</file>